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Role of AI in Modern Healthcare</text:p>
      <text:p text:style-name="Preformatted_20_Text"/>
      <text:p text:style-name="Preformatted_20_Text">The use of Artificial Intelligence (AI) in healthcare is revolutionizing patient </text:p>
      <text:p text:style-name="Preformatted_20_Text">care. Machine learning algorithms are particularly useful in diagnostic imaging, </text:p>
      <text:p text:style-name="Preformatted_20_Text">where they can identify anomalies with high precision. Personalized treatment </text:p>
      <text:p text:style-name="Preformatted_20_Text">plans are also becoming more effective thanks to AI's ability to analyze large </text:p>
      <text:p text:style-name="Preformatted_20_Text">datasets and identify patterns that inform clinical decisions.</text:p>
      <text:p text:style-name="Preformatted_20_Text"/>
      <text:p text:style-name="Preformatted_20_Text">Predictive analytics in healthcare has been enhanced by AI. For instance, by </text:p>
      <text:p text:style-name="Preformatted_20_Text">analyzing patient histories, machine learning models can forecast the risk of </text:p>
      <text:p text:style-name="Preformatted_20_Text">developing certain conditions, facilitating early intervention. This is crucial </text:p>
      <text:p text:style-name="Preformatted_20_Text">in managing chronic diseases such as diabetes and heart disease.</text:p>
      <text:p text:style-name="Preformatted_20_Text"/>
      <text:p text:style-name="Preformatted_20_Text">Natural Language Processing (NLP) technology is improving healthcare </text:p>
      <text:p text:style-name="Preformatted_20_Text">documentation by enabling AI systems to understand and categorize medical notes. </text:p>
      <text:p text:style-name="Preformatted_20_Text">NLP also aids in extracting pertinent information from medical databases, </text:p>
      <text:p text:style-name="Preformatted_20_Text">streamlining clinical decision-making.</text:p>
      <text:p text:style-name="Preformatted_20_Text"/>
      <text:p text:style-name="Preformatted_20_Text">However, the use of AI in healthcare raises concerns about data privacy and </text:p>
      <text:p text:style-name="Preformatted_20_Text">ethics. Nonetheless, the potential benefits of AI, such as improved patient </text:p>
      <text:p text:style-name="Preformatted_20_Text">outcomes and lower healthcare costs, make it an invaluable asset to the industr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7" meta:word-count="170" meta:character-count="1210" meta:non-whitespace-character-count="1045"/>
    <meta:generator>LibreOffice/7.6.4.1$Linux_X86_64 LibreOffice_project/e19e193f88cd6c0525a17fb7a176ed8e6a3e2aa1</meta:generator>
  </office:meta>
</office:document-meta>
</file>